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9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993cm"/>
    </style:style>
    <style:style style:name="gr9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0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165cm"/>
    </style:style>
    <style:style style:name="P1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CMU Serif" fo:font-size="14pt" style:font-size-asian="10pt" style:font-size-complex="10pt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CMU Serif" fo:font-size="1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68cm" svg:height="0.67cm" svg:x="0.743cm" svg:y="3.278cm">
          <draw:text-box>
            <text:p><text:span text:style-name="T1">Subset </text:span><text:span text:style-name="T2">G/a</text:span></text:p>
          </draw:text-box>
        </draw:frame>
        <draw:frame draw:style-name="gr2" draw:text-style-name="P1" draw:layer="layout" svg:width="2.259cm" svg:height="0.67cm" svg:x="0.743cm" svg:y="3.978cm">
          <draw:text-box>
            <text:p><text:span text:style-name="T1">Subset </text:span><text:span text:style-name="T2">H/b</text:span></text:p>
          </draw:text-box>
        </draw:frame>
        <draw:frame draw:style-name="gr3" draw:text-style-name="P1" draw:layer="layout" svg:width="2.242cm" svg:height="0.67cm" svg:x="0.744cm" svg:y="4.678cm">
          <draw:text-box>
            <text:p><text:span text:style-name="T1">Subset </text:span><text:span text:style-name="T2">J/c</text:span></text:p>
          </draw:text-box>
        </draw:frame>
        <draw:frame draw:style-name="gr4" draw:text-style-name="P1" draw:layer="layout" svg:width="1.365cm" svg:height="0.67cm" svg:x="0.745cm" svg:y="2.578cm">
          <draw:text-box>
            <text:p><text:span text:style-name="T1">Se</text:span><text:span text:style-name="T1">t </text:span><text:span text:style-name="T2">F</text:span></text:p>
          </draw:text-box>
        </draw:frame>
        <draw:frame draw:style-name="gr5" draw:text-style-name="P1" draw:layer="layout" svg:width="1.303cm" svg:height="0.67cm" svg:x="2.804cm" svg:y="1.778cm">
          <draw:text-box>
            <text:p><text:span text:style-name="T1">37</text:span></text:p>
          </draw:text-box>
        </draw:frame>
        <draw:frame draw:style-name="gr5" draw:text-style-name="P1" draw:layer="layout" svg:width="1.303cm" svg:height="0.67cm" svg:x="4.847cm" svg:y="1.778cm">
          <draw:text-box>
            <text:p><text:span text:style-name="T1">41</text:span></text:p>
          </draw:text-box>
        </draw:frame>
        <draw:frame draw:style-name="gr5" draw:text-style-name="P1" draw:layer="layout" svg:width="1.303cm" svg:height="0.67cm" svg:x="7.332cm" svg:y="1.778cm">
          <draw:text-box>
            <text:p><text:span text:style-name="T1">46</text:span></text:p>
          </draw:text-box>
        </draw:frame>
        <draw:frame draw:style-name="gr5" draw:text-style-name="P1" draw:layer="layout" svg:width="1.303cm" svg:height="0.67cm" svg:x="9.883cm" svg:y="1.778cm">
          <draw:text-box>
            <text:p><text:span text:style-name="T1">51</text:span></text:p>
          </draw:text-box>
        </draw:frame>
        <draw:frame draw:style-name="gr6" draw:text-style-name="P1" draw:layer="layout" svg:width="1.302cm" svg:height="0.67cm" svg:x="12.435cm" svg:y="1.778cm">
          <draw:text-box>
            <text:p><text:span text:style-name="T1">56</text:span></text:p>
          </draw:text-box>
        </draw:frame>
        <draw:frame draw:style-name="gr7" draw:text-style-name="P1" draw:layer="layout" svg:width="1.492cm" svg:height="0.67cm" svg:x="14.971cm" svg:y="1.778cm">
          <draw:text-box>
            <text:p><text:span text:style-name="T1">61</text:span></text:p>
          </draw:text-box>
        </draw:frame>
        <draw:frame draw:style-name="gr8" draw:text-style-name="P1" draw:layer="layout" svg:width="1.493cm" svg:height="0.67cm" svg:x="17.545cm" svg:y="1.778cm">
          <draw:text-box>
            <text:p><text:span text:style-name="T1">66</text:span></text:p>
          </draw:text-box>
        </draw:frame>
        <draw:frame draw:style-name="gr7" draw:text-style-name="P1" draw:layer="layout" svg:width="1.492cm" svg:height="0.67cm" svg:x="20.062cm" svg:y="1.778cm">
          <draw:text-box>
            <text:p><text:span text:style-name="T1">71</text:span></text:p>
          </draw:text-box>
        </draw:frame>
        <draw:line draw:style-name="gr9" draw:text-style-name="P2" draw:layer="layout" svg:x1="3.013cm" svg:y1="2.913cm" svg:x2="3.235cm" svg:y2="2.913cm">
          <text:p/>
        </draw:line>
        <draw:frame draw:style-name="gr10" draw:text-style-name="P1" draw:layer="layout" svg:width="1.598cm" svg:height="0.67cm" svg:x="1.446cm" svg:y="1.778cm">
          <draw:text-box>
            <text:p><text:span text:style-name="T1">m</text:span><text:span text:style-name="T1">m. </text:span><text:span text:style-name="T1">#</text:span></text:p>
          </draw:text-box>
        </draw:frame>
        <draw:frame draw:style-name="gr3" draw:text-style-name="P1" draw:layer="layout" svg:width="2.242cm" svg:height="0.67cm" svg:x="0.744cm" svg:y="5.378cm">
          <draw:text-box>
            <text:p><text:span text:style-name="T1">Su</text:span><text:span text:style-name="T1">bse</text:span><text:span text:style-name="T1">t </text:span><text:span text:style-name="T2">J/</text:span><text:span text:style-name="T2">d</text:span></text:p>
          </draw:text-box>
        </draw:frame>
        <draw:line draw:style-name="gr9" draw:text-style-name="P2" draw:layer="layout" svg:x1="3.54cm" svg:y1="3.613cm" svg:x2="4.962cm" svg:y2="3.613cm">
          <text:p/>
        </draw:line>
        <draw:line draw:style-name="gr9" draw:text-style-name="P2" draw:layer="layout" svg:x1="4.911cm" svg:y1="4.313cm" svg:x2="6.08cm" svg:y2="4.313cm">
          <text:p/>
        </draw:line>
        <draw:frame draw:style-name="gr11" draw:text-style-name="P3" draw:layer="layout" svg:width="2.665cm" svg:height="0.835cm" svg:x="0.746cm" svg:y="0.878cm">
          <draw:text-box>
            <text:p><text:span text:style-name="T3">In</text:span><text:span text:style-name="T3">tr</text:span><text:span text:style-name="T3">o:</text:span><text:span text:style-name="T3">Se</text:span><text:span text:style-name="T3">c2</text:span></text:p>
          </draw:text-box>
        </draw:frame>
        <draw:frame draw:style-name="gr5" draw:text-style-name="P1" draw:layer="layout" svg:width="1.303cm" svg:height="0.67cm" svg:x="22.604cm" svg:y="1.778cm">
          <draw:text-box>
            <text:p><text:span text:style-name="T1">76</text:span></text:p>
          </draw:text-box>
        </draw:frame>
        <draw:frame draw:style-name="gr5" draw:text-style-name="P1" draw:layer="layout" svg:width="1.303cm" svg:height="0.67cm" svg:x="25.134cm" svg:y="1.778cm">
          <draw:text-box>
            <text:p><text:span text:style-name="T1">81</text:span></text:p>
          </draw:text-box>
        </draw:frame>
        <draw:frame draw:style-name="gr5" draw:text-style-name="P1" draw:layer="layout" svg:width="1.303cm" svg:height="0.67cm" svg:x="27.69cm" svg:y="1.778cm">
          <draw:text-box>
            <text:p><text:span text:style-name="T1">86</text:span></text:p>
          </draw:text-box>
        </draw:frame>
        <draw:frame draw:style-name="gr5" draw:text-style-name="P1" draw:layer="layout" svg:width="1.303cm" svg:height="0.67cm" svg:x="30.183cm" svg:y="1.778cm">
          <draw:text-box>
            <text:p><text:span text:style-name="T1">91</text:span></text:p>
          </draw:text-box>
        </draw:frame>
        <draw:frame draw:style-name="gr6" draw:text-style-name="P1" draw:layer="layout" svg:width="1.302cm" svg:height="0.67cm" svg:x="32.777cm" svg:y="1.778cm">
          <draw:text-box>
            <text:p><text:span text:style-name="T1">96</text:span></text:p>
          </draw:text-box>
        </draw:frame>
        <draw:frame draw:style-name="gr7" draw:text-style-name="P1" draw:layer="layout" svg:width="1.492cm" svg:height="0.67cm" svg:x="35.292cm" svg:y="1.778cm">
          <draw:text-box>
            <text:p><text:span text:style-name="T1">101</text:span></text:p>
          </draw:text-box>
        </draw:frame>
        <draw:frame draw:style-name="gr8" draw:text-style-name="P1" draw:layer="layout" svg:width="1.493cm" svg:height="0.67cm" svg:x="37.808cm" svg:y="1.778cm">
          <draw:text-box>
            <text:p><text:span text:style-name="T1">106</text:span></text:p>
          </draw:text-box>
        </draw:frame>
        <draw:line draw:style-name="gr9" draw:text-style-name="P2" draw:layer="layout" svg:x1="5.826cm" svg:y1="5.013cm" svg:x2="7.096cm" svg:y2="5.013cm">
          <text:p/>
        </draw:line>
        <draw:line draw:style-name="gr9" draw:text-style-name="P2" draw:layer="layout" svg:x1="5.826cm" svg:y1="5.713cm" svg:x2="7.096cm" svg:y2="5.713cm">
          <text:p/>
        </draw:line>
        <draw:frame draw:style-name="gr1" draw:text-style-name="P1" draw:layer="layout" svg:width="2.268cm" svg:height="0.67cm" svg:x="0.743cm" svg:y="9.278cm">
          <draw:text-box>
            <text:p><text:span text:style-name="T1">Su</text:span><text:span text:style-name="T1">bse</text:span><text:span text:style-name="T1">t </text:span><text:span text:style-name="T2">G/</text:span><text:span text:style-name="T2">a</text:span></text:p>
          </draw:text-box>
        </draw:frame>
        <draw:frame draw:style-name="gr2" draw:text-style-name="P1" draw:layer="layout" svg:width="2.259cm" svg:height="0.67cm" svg:x="0.743cm" svg:y="9.978cm">
          <draw:text-box>
            <text:p><text:span text:style-name="T1">Su</text:span><text:span text:style-name="T1">bse</text:span><text:span text:style-name="T1">t </text:span><text:span text:style-name="T2">H/</text:span><text:span text:style-name="T2">a</text:span></text:p>
          </draw:text-box>
        </draw:frame>
        <draw:frame draw:style-name="gr3" draw:text-style-name="P1" draw:layer="layout" svg:width="2.242cm" svg:height="0.67cm" svg:x="0.744cm" svg:y="10.678cm">
          <draw:text-box>
            <text:p><text:span text:style-name="T1">Su</text:span><text:span text:style-name="T1">bse</text:span><text:span text:style-name="T1">t </text:span><text:span text:style-name="T2">J/</text:span><text:span text:style-name="T2">a</text:span></text:p>
          </draw:text-box>
        </draw:frame>
        <draw:frame draw:style-name="gr4" draw:text-style-name="P1" draw:layer="layout" svg:width="1.365cm" svg:height="0.67cm" svg:x="0.745cm" svg:y="8.578cm">
          <draw:text-box>
            <text:p><text:span text:style-name="T1">Set </text:span><text:span text:style-name="T2">F</text:span></text:p>
          </draw:text-box>
        </draw:frame>
        <draw:frame draw:style-name="gr5" draw:text-style-name="P1" draw:layer="layout" svg:width="1.303cm" svg:height="0.67cm" svg:x="2.804cm" svg:y="7.778cm">
          <draw:text-box>
            <text:p><text:span text:style-name="T1">171</text:span></text:p>
          </draw:text-box>
        </draw:frame>
        <draw:frame draw:style-name="gr5" draw:text-style-name="P1" draw:layer="layout" svg:width="1.303cm" svg:height="0.67cm" svg:x="4.847cm" svg:y="7.778cm">
          <draw:text-box>
            <text:p><text:span text:style-name="T1">175</text:span></text:p>
          </draw:text-box>
        </draw:frame>
        <draw:frame draw:style-name="gr5" draw:text-style-name="P1" draw:layer="layout" svg:width="1.303cm" svg:height="0.67cm" svg:x="7.332cm" svg:y="7.778cm">
          <draw:text-box>
            <text:p><text:span text:style-name="T1">180</text:span></text:p>
          </draw:text-box>
        </draw:frame>
        <draw:frame draw:style-name="gr5" draw:text-style-name="P1" draw:layer="layout" svg:width="1.303cm" svg:height="0.67cm" svg:x="9.883cm" svg:y="7.778cm">
          <draw:text-box>
            <text:p><text:span text:style-name="T1">185</text:span></text:p>
          </draw:text-box>
        </draw:frame>
        <draw:frame draw:style-name="gr6" draw:text-style-name="P1" draw:layer="layout" svg:width="1.302cm" svg:height="0.67cm" svg:x="12.435cm" svg:y="7.778cm">
          <draw:text-box>
            <text:p><text:span text:style-name="T1">190</text:span></text:p>
          </draw:text-box>
        </draw:frame>
        <draw:frame draw:style-name="gr7" draw:text-style-name="P1" draw:layer="layout" svg:width="1.492cm" svg:height="0.67cm" svg:x="14.971cm" svg:y="7.778cm">
          <draw:text-box>
            <text:p><text:span text:style-name="T1">195</text:span></text:p>
          </draw:text-box>
        </draw:frame>
        <draw:frame draw:style-name="gr8" draw:text-style-name="P1" draw:layer="layout" svg:width="1.493cm" svg:height="0.67cm" svg:x="17.545cm" svg:y="7.778cm">
          <draw:text-box>
            <text:p><text:span text:style-name="T1">200</text:span></text:p>
          </draw:text-box>
        </draw:frame>
        <draw:frame draw:style-name="gr7" draw:text-style-name="P1" draw:layer="layout" svg:width="1.492cm" svg:height="0.67cm" svg:x="20.062cm" svg:y="7.778cm">
          <draw:text-box>
            <text:p><text:span text:style-name="T1">205</text:span></text:p>
          </draw:text-box>
        </draw:frame>
        <draw:frame draw:style-name="gr10" draw:text-style-name="P1" draw:layer="layout" svg:width="1.598cm" svg:height="0.67cm" svg:x="1.446cm" svg:y="7.778cm">
          <draw:text-box>
            <text:p><text:span text:style-name="T1">mm. #</text:span></text:p>
          </draw:text-box>
        </draw:frame>
        <draw:frame draw:style-name="gr3" draw:text-style-name="P1" draw:layer="layout" svg:width="2.242cm" svg:height="0.67cm" svg:x="0.744cm" svg:y="11.378cm">
          <draw:text-box>
            <text:p><text:span text:style-name="T1">S</text:span><text:span text:style-name="T1">u</text:span><text:span text:style-name="T1">bs</text:span><text:span text:style-name="T1">et </text:span><text:span text:style-name="T2">J</text:span><text:span text:style-name="T2">/a</text:span></text:p>
          </draw:text-box>
        </draw:frame>
        <draw:frame draw:style-name="gr3" draw:text-style-name="P1" draw:layer="layout" svg:width="2.242cm" svg:height="0.67cm" svg:x="0.744cm" svg:y="12.078cm">
          <draw:text-box>
            <text:p><text:span text:style-name="T1">Subset </text:span><text:span text:style-name="T2">J/b</text:span></text:p>
          </draw:text-box>
        </draw:frame>
        <draw:frame draw:style-name="gr11" draw:text-style-name="P3" draw:layer="layout" svg:width="2.665cm" svg:height="0.835cm" svg:x="0.746cm" svg:y="6.878cm">
          <draw:text-box>
            <text:p><text:span text:style-name="T3">Var1</text:span><text:span text:style-name="T3">:Sec</text:span><text:span text:style-name="T3">2</text:span></text:p>
          </draw:text-box>
        </draw:frame>
        <draw:frame draw:style-name="gr5" draw:text-style-name="P1" draw:layer="layout" svg:width="1.303cm" svg:height="0.67cm" svg:x="22.604cm" svg:y="7.778cm">
          <draw:text-box>
            <text:p><text:span text:style-name="T1">21</text:span><text:span text:style-name="T1">0</text:span></text:p>
          </draw:text-box>
        </draw:frame>
        <draw:frame draw:style-name="gr5" draw:text-style-name="P1" draw:layer="layout" svg:width="1.303cm" svg:height="0.67cm" svg:x="25.134cm" svg:y="7.778cm">
          <draw:text-box>
            <text:p><text:span text:style-name="T1">215</text:span></text:p>
          </draw:text-box>
        </draw:frame>
        <draw:frame draw:style-name="gr5" draw:text-style-name="P1" draw:layer="layout" svg:width="1.303cm" svg:height="0.67cm" svg:x="27.69cm" svg:y="7.778cm">
          <draw:text-box>
            <text:p><text:span text:style-name="T1">220</text:span></text:p>
          </draw:text-box>
        </draw:frame>
        <draw:frame draw:style-name="gr5" draw:text-style-name="P1" draw:layer="layout" svg:width="1.303cm" svg:height="0.67cm" svg:x="30.183cm" svg:y="7.778cm">
          <draw:text-box>
            <text:p><text:span text:style-name="T1">225</text:span></text:p>
          </draw:text-box>
        </draw:frame>
        <draw:frame draw:style-name="gr6" draw:text-style-name="P1" draw:layer="layout" svg:width="1.302cm" svg:height="0.67cm" svg:x="32.777cm" svg:y="7.778cm">
          <draw:text-box>
            <text:p><text:span text:style-name="T1">23</text:span><text:span text:style-name="T1">0</text:span></text:p>
          </draw:text-box>
        </draw:frame>
        <draw:line draw:style-name="gr9" draw:text-style-name="P2" draw:layer="layout" svg:x1="3.526cm" svg:y1="2.913cm" svg:x2="3.748cm" svg:y2="2.913cm">
          <text:p/>
        </draw:line>
        <draw:frame draw:style-name="gr1" draw:text-style-name="P1" draw:layer="layout" svg:width="2.268cm" svg:height="0.67cm" svg:x="0.743cm" svg:y="15.278cm">
          <draw:text-box>
            <text:p><text:span text:style-name="T1">S</text:span><text:span text:style-name="T1">u</text:span><text:span text:style-name="T1">bs</text:span><text:span text:style-name="T1">et </text:span><text:span text:style-name="T2">G</text:span><text:span text:style-name="T2">/a</text:span></text:p>
          </draw:text-box>
        </draw:frame>
        <draw:frame draw:style-name="gr2" draw:text-style-name="P1" draw:layer="layout" svg:width="2.259cm" svg:height="0.67cm" svg:x="0.743cm" svg:y="15.978cm">
          <draw:text-box>
            <text:p><text:span text:style-name="T1">S</text:span><text:span text:style-name="T1">u</text:span><text:span text:style-name="T1">bs</text:span><text:span text:style-name="T1">et </text:span><text:span text:style-name="T2">H</text:span><text:span text:style-name="T2">/a</text:span></text:p>
          </draw:text-box>
        </draw:frame>
        <draw:frame draw:style-name="gr3" draw:text-style-name="P1" draw:layer="layout" svg:width="2.242cm" svg:height="0.67cm" svg:x="0.744cm" svg:y="16.678cm">
          <draw:text-box>
            <text:p><text:span text:style-name="T1">S</text:span><text:span text:style-name="T1">u</text:span><text:span text:style-name="T1">bs</text:span><text:span text:style-name="T1">et </text:span><text:span text:style-name="T2">J</text:span><text:span text:style-name="T2">/a</text:span></text:p>
          </draw:text-box>
        </draw:frame>
        <draw:frame draw:style-name="gr4" draw:text-style-name="P1" draw:layer="layout" svg:width="1.365cm" svg:height="0.67cm" svg:x="0.745cm" svg:y="14.578cm">
          <draw:text-box>
            <text:p><text:span text:style-name="T1">Se</text:span><text:span text:style-name="T1">t </text:span><text:span text:style-name="T2">F</text:span></text:p>
          </draw:text-box>
        </draw:frame>
        <draw:frame draw:style-name="gr5" draw:text-style-name="P1" draw:layer="layout" svg:width="1.303cm" svg:height="0.67cm" svg:x="2.804cm" svg:y="13.778cm">
          <draw:text-box>
            <text:p><text:span text:style-name="T1">32</text:span><text:span text:style-name="T1">2</text:span></text:p>
          </draw:text-box>
        </draw:frame>
        <draw:frame draw:style-name="gr5" draw:text-style-name="P1" draw:layer="layout" svg:width="1.303cm" svg:height="0.67cm" svg:x="4.847cm" svg:y="13.778cm">
          <draw:text-box>
            <text:p><text:span text:style-name="T1">326</text:span></text:p>
          </draw:text-box>
        </draw:frame>
        <draw:frame draw:style-name="gr5" draw:text-style-name="P1" draw:layer="layout" svg:width="1.303cm" svg:height="0.67cm" svg:x="7.332cm" svg:y="13.778cm">
          <draw:text-box>
            <text:p><text:span text:style-name="T1">331</text:span></text:p>
          </draw:text-box>
        </draw:frame>
        <draw:frame draw:style-name="gr5" draw:text-style-name="P1" draw:layer="layout" svg:width="1.303cm" svg:height="0.67cm" svg:x="9.883cm" svg:y="13.778cm">
          <draw:text-box>
            <text:p><text:span text:style-name="T1">336</text:span></text:p>
          </draw:text-box>
        </draw:frame>
        <draw:frame draw:style-name="gr6" draw:text-style-name="P1" draw:layer="layout" svg:width="1.302cm" svg:height="0.67cm" svg:x="12.435cm" svg:y="13.778cm">
          <draw:text-box>
            <text:p><text:span text:style-name="T1">341</text:span></text:p>
          </draw:text-box>
        </draw:frame>
        <draw:frame draw:style-name="gr7" draw:text-style-name="P1" draw:layer="layout" svg:width="1.492cm" svg:height="0.67cm" svg:x="14.971cm" svg:y="13.778cm">
          <draw:text-box>
            <text:p><text:span text:style-name="T1">346</text:span></text:p>
          </draw:text-box>
        </draw:frame>
        <draw:frame draw:style-name="gr8" draw:text-style-name="P1" draw:layer="layout" svg:width="1.493cm" svg:height="0.67cm" svg:x="17.545cm" svg:y="13.778cm">
          <draw:text-box>
            <text:p><text:span text:style-name="T1">351</text:span></text:p>
          </draw:text-box>
        </draw:frame>
        <draw:frame draw:style-name="gr7" draw:text-style-name="P1" draw:layer="layout" svg:width="1.492cm" svg:height="0.67cm" svg:x="20.062cm" svg:y="13.778cm">
          <draw:text-box>
            <text:p><text:span text:style-name="T1">35</text:span><text:span text:style-name="T1">6</text:span></text:p>
          </draw:text-box>
        </draw:frame>
        <draw:frame draw:style-name="gr10" draw:text-style-name="P1" draw:layer="layout" svg:width="1.598cm" svg:height="0.67cm" svg:x="1.446cm" svg:y="13.778cm">
          <draw:text-box>
            <text:p><text:span text:style-name="T1">mm. </text:span><text:span text:style-name="T1">#</text:span></text:p>
          </draw:text-box>
        </draw:frame>
        <draw:frame draw:style-name="gr3" draw:text-style-name="P1" draw:layer="layout" svg:width="2.242cm" svg:height="0.67cm" svg:x="0.744cm" svg:y="17.378cm">
          <draw:text-box>
            <text:p><text:span text:style-name="T1">Subset </text:span><text:span text:style-name="T2">J/a</text:span></text:p>
          </draw:text-box>
        </draw:frame>
        <draw:frame draw:style-name="gr3" draw:text-style-name="P1" draw:layer="layout" svg:width="2.242cm" svg:height="0.67cm" svg:x="0.744cm" svg:y="19.478cm">
          <draw:text-box>
            <text:p><text:span text:style-name="T1">Subset </text:span><text:span text:style-name="T2">J/b</text:span></text:p>
          </draw:text-box>
        </draw:frame>
        <draw:frame draw:style-name="gr11" draw:text-style-name="P3" draw:layer="layout" svg:width="2.665cm" svg:height="0.835cm" svg:x="0.746cm" svg:y="12.878cm">
          <draw:text-box>
            <text:p><text:span text:style-name="T3">Var</text:span><text:span text:style-name="T3">2:S</text:span><text:span text:style-name="T3">ec2</text:span></text:p>
          </draw:text-box>
        </draw:frame>
        <draw:frame draw:style-name="gr5" draw:text-style-name="P1" draw:layer="layout" svg:width="1.303cm" svg:height="0.67cm" svg:x="22.604cm" svg:y="13.778cm">
          <draw:text-box>
            <text:p><text:span text:style-name="T1">361</text:span></text:p>
          </draw:text-box>
        </draw:frame>
        <draw:frame draw:style-name="gr5" draw:text-style-name="P1" draw:layer="layout" svg:width="1.303cm" svg:height="0.67cm" svg:x="25.134cm" svg:y="13.778cm">
          <draw:text-box>
            <text:p><text:span text:style-name="T1">366</text:span></text:p>
          </draw:text-box>
        </draw:frame>
        <draw:frame draw:style-name="gr5" draw:text-style-name="P1" draw:layer="layout" svg:width="1.303cm" svg:height="0.67cm" svg:x="27.69cm" svg:y="13.778cm">
          <draw:text-box>
            <text:p><text:span text:style-name="T1">37</text:span><text:span text:style-name="T1">1</text:span></text:p>
          </draw:text-box>
        </draw:frame>
        <draw:frame draw:style-name="gr5" draw:text-style-name="P1" draw:layer="layout" svg:width="1.303cm" svg:height="0.67cm" svg:x="30.256cm" svg:y="13.778cm">
          <draw:text-box>
            <text:p><text:span text:style-name="T1">376</text:span></text:p>
          </draw:text-box>
        </draw:frame>
        <draw:frame draw:style-name="gr3" draw:text-style-name="P1" draw:layer="layout" svg:width="2.242cm" svg:height="0.67cm" svg:x="0.744cm" svg:y="18.078cm">
          <draw:text-box>
            <text:p><text:span text:style-name="T1">Su</text:span><text:span text:style-name="T1">bse</text:span><text:span text:style-name="T1">t </text:span><text:span text:style-name="T2">J/</text:span><text:span text:style-name="T2">a</text:span></text:p>
          </draw:text-box>
        </draw:frame>
        <draw:frame draw:style-name="gr3" draw:text-style-name="P1" draw:layer="layout" svg:width="2.242cm" svg:height="0.67cm" svg:x="0.744cm" svg:y="18.778cm">
          <draw:text-box>
            <text:p><text:span text:style-name="T1">Subset </text:span><text:span text:style-name="T2">J/a</text:span></text:p>
          </draw:text-box>
        </draw:frame>
        <draw:frame draw:style-name="gr6" draw:text-style-name="P1" draw:layer="layout" svg:width="1.302cm" svg:height="0.67cm" svg:x="35.277cm" svg:y="7.778cm">
          <draw:text-box>
            <text:p><text:span text:style-name="T1">235</text:span></text:p>
          </draw:text-box>
        </draw:frame>
        <draw:frame draw:style-name="gr5" draw:text-style-name="P1" draw:layer="layout" svg:width="1.303cm" svg:height="0.67cm" svg:x="32.757cm" svg:y="13.778cm">
          <draw:text-box>
            <text:p><text:span text:style-name="T1">381</text:span></text:p>
          </draw:text-box>
        </draw:frame>
        <draw:line draw:style-name="gr9" draw:text-style-name="P2" draw:layer="layout" svg:x1="8.976cm" svg:y1="4.313cm" svg:x2="10.145cm" svg:y2="4.313cm">
          <text:p/>
        </draw:line>
        <draw:line draw:style-name="gr9" draw:text-style-name="P2" draw:layer="layout" svg:x1="14.047cm" svg:y1="4.313cm" svg:x2="15.216cm" svg:y2="4.313cm">
          <text:p/>
        </draw:line>
        <draw:line draw:style-name="gr9" draw:text-style-name="P2" draw:layer="layout" svg:x1="18.627cm" svg:y1="4.313cm" svg:x2="19.796cm" svg:y2="4.313cm">
          <text:p/>
        </draw:line>
        <draw:line draw:style-name="gr9" draw:text-style-name="P2" draw:layer="layout" svg:x1="23.719cm" svg:y1="4.313cm" svg:x2="24.888cm" svg:y2="4.313cm">
          <text:p/>
        </draw:line>
        <draw:line draw:style-name="gr9" draw:text-style-name="P2" draw:layer="layout" svg:x1="27.775cm" svg:y1="4.313cm" svg:x2="28.944cm" svg:y2="4.313cm">
          <text:p/>
        </draw:line>
        <draw:line draw:style-name="gr9" draw:text-style-name="P2" draw:layer="layout" svg:x1="32.863cm" svg:y1="4.313cm" svg:x2="34.032cm" svg:y2="4.313cm">
          <text:p/>
        </draw:line>
        <draw:line draw:style-name="gr9" draw:text-style-name="P2" draw:layer="layout" svg:x1="37.426cm" svg:y1="4.313cm" svg:x2="38.595cm" svg:y2="4.313cm">
          <text:p/>
        </draw:line>
        <draw:line draw:style-name="gr9" draw:text-style-name="P2" draw:layer="layout" svg:x1="5.06cm" svg:y1="3.613cm" svg:x2="5.962cm" svg:y2="3.613cm">
          <text:p/>
        </draw:line>
        <draw:line draw:style-name="gr9" draw:text-style-name="P2" draw:layer="layout" svg:x1="6.068cm" svg:y1="3.613cm" svg:x2="6.994cm" svg:y2="3.613cm">
          <text:p/>
        </draw:line>
        <draw:line draw:style-name="gr9" draw:text-style-name="P2" draw:layer="layout" svg:x1="7.092cm" svg:y1="3.613cm" svg:x2="7.994cm" svg:y2="3.613cm">
          <text:p/>
        </draw:line>
        <draw:line draw:style-name="gr9" draw:text-style-name="P2" draw:layer="layout" svg:x1="8.11cm" svg:y1="3.613cm" svg:x2="9.012cm" svg:y2="3.613cm">
          <text:p/>
        </draw:line>
        <draw:line draw:style-name="gr9" draw:text-style-name="P2" draw:layer="layout" svg:x1="9.128cm" svg:y1="3.613cm" svg:x2="10.03cm" svg:y2="3.613cm">
          <text:p/>
        </draw:line>
        <draw:line draw:style-name="gr9" draw:text-style-name="P2" draw:layer="layout" svg:x1="10.128cm" svg:y1="3.613cm" svg:x2="11.03cm" svg:y2="3.613cm">
          <text:p/>
        </draw:line>
        <draw:line draw:style-name="gr9" draw:text-style-name="P2" draw:layer="layout" svg:x1="11.146cm" svg:y1="3.613cm" svg:x2="12.048cm" svg:y2="3.613cm">
          <text:p/>
        </draw:line>
        <draw:line draw:style-name="gr9" draw:text-style-name="P2" draw:layer="layout" svg:x1="12.166cm" svg:y1="3.613cm" svg:x2="13.582cm" svg:y2="3.613cm">
          <text:p/>
        </draw:line>
        <draw:line draw:style-name="gr9" draw:text-style-name="P2" draw:layer="layout" svg:x1="13.698cm" svg:y1="3.613cm" svg:x2="15.114cm" svg:y2="3.613cm">
          <text:p/>
        </draw:line>
        <draw:line draw:style-name="gr9" draw:text-style-name="P2" draw:layer="layout" svg:x1="15.215cm" svg:y1="3.613cm" svg:x2="16.631cm" svg:y2="3.613cm">
          <text:p/>
        </draw:line>
        <draw:line draw:style-name="gr9" draw:text-style-name="P2" draw:layer="layout" svg:x1="16.741cm" svg:y1="3.613cm" svg:x2="18.157cm" svg:y2="3.613cm">
          <text:p/>
        </draw:line>
        <draw:line draw:style-name="gr9" draw:text-style-name="P2" draw:layer="layout" svg:x1="18.273cm" svg:y1="3.613cm" svg:x2="19.689cm" svg:y2="3.613cm">
          <text:p/>
        </draw:line>
        <draw:line draw:style-name="gr9" draw:text-style-name="P2" draw:layer="layout" svg:x1="19.79cm" svg:y1="3.613cm" svg:x2="21.206cm" svg:y2="3.613cm">
          <text:p/>
        </draw:line>
        <draw:line draw:style-name="gr9" draw:text-style-name="P2" draw:layer="layout" svg:x1="21.315cm" svg:y1="3.613cm" svg:x2="22.217cm" svg:y2="3.613cm">
          <text:p/>
        </draw:line>
        <draw:line draw:style-name="gr9" draw:text-style-name="P2" draw:layer="layout" svg:x1="22.323cm" svg:y1="3.613cm" svg:x2="23.249cm" svg:y2="3.613cm">
          <text:p/>
        </draw:line>
        <draw:line draw:style-name="gr9" draw:text-style-name="P2" draw:layer="layout" svg:x1="23.347cm" svg:y1="3.613cm" svg:x2="24.249cm" svg:y2="3.613cm">
          <text:p/>
        </draw:line>
        <draw:line draw:style-name="gr9" draw:text-style-name="P2" draw:layer="layout" svg:x1="24.365cm" svg:y1="3.613cm" svg:x2="25.267cm" svg:y2="3.613cm">
          <text:p/>
        </draw:line>
        <draw:line draw:style-name="gr9" draw:text-style-name="P2" draw:layer="layout" svg:x1="25.383cm" svg:y1="3.613cm" svg:x2="26.285cm" svg:y2="3.613cm">
          <text:p/>
        </draw:line>
        <draw:line draw:style-name="gr9" draw:text-style-name="P2" draw:layer="layout" svg:x1="26.383cm" svg:y1="3.613cm" svg:x2="27.285cm" svg:y2="3.613cm">
          <text:p/>
        </draw:line>
        <draw:line draw:style-name="gr9" draw:text-style-name="P2" draw:layer="layout" svg:x1="27.401cm" svg:y1="3.613cm" svg:x2="28.303cm" svg:y2="3.613cm">
          <text:p/>
        </draw:line>
        <draw:line draw:style-name="gr9" draw:text-style-name="P2" draw:layer="layout" svg:x1="28.419cm" svg:y1="3.613cm" svg:x2="29.321cm" svg:y2="3.613cm">
          <text:p/>
        </draw:line>
        <draw:line draw:style-name="gr9" draw:text-style-name="P2" draw:layer="layout" svg:x1="29.442cm" svg:y1="3.613cm" svg:x2="30.858cm" svg:y2="3.613cm">
          <text:p/>
        </draw:line>
        <draw:line draw:style-name="gr9" draw:text-style-name="P2" draw:layer="layout" svg:x1="30.974cm" svg:y1="3.613cm" svg:x2="32.39cm" svg:y2="3.613cm">
          <text:p/>
        </draw:line>
        <draw:line draw:style-name="gr9" draw:text-style-name="P2" draw:layer="layout" svg:x1="32.491cm" svg:y1="3.613cm" svg:x2="33.907cm" svg:y2="3.613cm">
          <text:p/>
        </draw:line>
        <draw:line draw:style-name="gr9" draw:text-style-name="P2" draw:layer="layout" svg:x1="34.017cm" svg:y1="3.613cm" svg:x2="35.433cm" svg:y2="3.613cm">
          <text:p/>
        </draw:line>
        <draw:line draw:style-name="gr9" draw:text-style-name="P2" draw:layer="layout" svg:x1="35.549cm" svg:y1="3.613cm" svg:x2="36.965cm" svg:y2="3.613cm">
          <text:p/>
        </draw:line>
        <draw:line draw:style-name="gr9" draw:text-style-name="P2" draw:layer="layout" svg:x1="37.066cm" svg:y1="3.613cm" svg:x2="38.592cm" svg:y2="3.613cm">
          <text:p/>
        </draw:line>
        <draw:line draw:style-name="gr9" draw:text-style-name="P2" draw:layer="layout" svg:x1="9.892cm" svg:y1="5.013cm" svg:x2="11.162cm" svg:y2="5.013cm">
          <text:p/>
        </draw:line>
        <draw:line draw:style-name="gr9" draw:text-style-name="P2" draw:layer="layout" svg:x1="9.892cm" svg:y1="5.713cm" svg:x2="11.162cm" svg:y2="5.713cm">
          <text:p/>
        </draw:line>
        <draw:line draw:style-name="gr9" draw:text-style-name="P2" draw:layer="layout" svg:x1="13.698cm" svg:y1="5.013cm" svg:x2="15.325cm" svg:y2="5.013cm">
          <text:p/>
        </draw:line>
        <draw:line draw:style-name="gr9" draw:text-style-name="P2" draw:layer="layout" svg:x1="13.698cm" svg:y1="5.713cm" svg:x2="15.325cm" svg:y2="5.713cm">
          <text:p/>
        </draw:line>
        <draw:line draw:style-name="gr9" draw:text-style-name="P2" draw:layer="layout" svg:x1="18.272cm" svg:y1="5.013cm" svg:x2="19.948cm" svg:y2="5.013cm">
          <text:p/>
        </draw:line>
        <draw:line draw:style-name="gr9" draw:text-style-name="P2" draw:layer="layout" svg:x1="18.272cm" svg:y1="5.713cm" svg:x2="19.948cm" svg:y2="5.713cm">
          <text:p/>
        </draw:line>
        <draw:line draw:style-name="gr9" draw:text-style-name="P2" draw:layer="layout" svg:x1="26.196cm" svg:y1="5.013cm" svg:x2="28.076cm" svg:y2="5.013cm">
          <text:p/>
        </draw:line>
        <draw:line draw:style-name="gr9" draw:text-style-name="P2" draw:layer="layout" svg:x1="26.196cm" svg:y1="5.713cm" svg:x2="28.076cm" svg:y2="5.713cm">
          <text:p/>
        </draw:line>
        <draw:line draw:style-name="gr9" draw:text-style-name="P2" draw:layer="layout" svg:x1="22.082cm" svg:y1="5.013cm" svg:x2="23.968cm" svg:y2="5.013cm">
          <text:p/>
        </draw:line>
        <draw:line draw:style-name="gr9" draw:text-style-name="P2" draw:layer="layout" svg:x1="22.082cm" svg:y1="5.713cm" svg:x2="23.968cm" svg:y2="5.713cm">
          <text:p/>
        </draw:line>
        <draw:line draw:style-name="gr9" draw:text-style-name="P2" draw:layer="layout" svg:x1="29.956cm" svg:y1="5.013cm" svg:x2="32.496cm" svg:y2="5.013cm">
          <text:p/>
        </draw:line>
        <draw:line draw:style-name="gr9" draw:text-style-name="P2" draw:layer="layout" svg:x1="29.956cm" svg:y1="5.713cm" svg:x2="32.496cm" svg:y2="5.713cm">
          <text:p/>
        </draw:line>
        <draw:line draw:style-name="gr9" draw:text-style-name="P2" draw:layer="layout" svg:x1="34.524cm" svg:y1="5.013cm" svg:x2="37.064cm" svg:y2="5.013cm">
          <text:p/>
        </draw:line>
        <draw:line draw:style-name="gr9" draw:text-style-name="P2" draw:layer="layout" svg:x1="34.524cm" svg:y1="5.713cm" svg:x2="37.064cm" svg:y2="5.713cm">
          <text:p/>
        </draw:line>
        <draw:line draw:style-name="gr9" draw:text-style-name="P2" draw:layer="layout" svg:x1="6.575cm" svg:y1="8.913cm" svg:x2="6.797cm" svg:y2="8.913cm">
          <text:p/>
        </draw:line>
        <draw:line draw:style-name="gr9" draw:text-style-name="P2" draw:layer="layout" svg:x1="8.101cm" svg:y1="8.913cm" svg:x2="8.323cm" svg:y2="8.913cm">
          <text:p/>
        </draw:line>
        <draw:line draw:style-name="gr9" draw:text-style-name="P2" draw:layer="layout" svg:x1="3.014cm" svg:y1="8.913cm" svg:x2="3.236cm" svg:y2="8.913cm">
          <text:p/>
        </draw:line>
        <draw:line draw:style-name="gr9" draw:text-style-name="P2" draw:layer="layout" svg:x1="4.048cm" svg:y1="8.913cm" svg:x2="4.27cm" svg:y2="8.913cm">
          <text:p/>
        </draw:line>
        <draw:line draw:style-name="gr9" draw:text-style-name="P2" draw:layer="layout" svg:x1="10.667cm" svg:y1="8.913cm" svg:x2="10.889cm" svg:y2="8.913cm">
          <text:p/>
        </draw:line>
        <draw:line draw:style-name="gr9" draw:text-style-name="P2" draw:layer="layout" svg:x1="11.701cm" svg:y1="8.913cm" svg:x2="11.923cm" svg:y2="8.913cm">
          <text:p/>
        </draw:line>
        <draw:line draw:style-name="gr9" draw:text-style-name="P2" draw:layer="layout" svg:x1="14.199cm" svg:y1="8.913cm" svg:x2="14.421cm" svg:y2="8.913cm">
          <text:p/>
        </draw:line>
        <draw:line draw:style-name="gr9" draw:text-style-name="P2" draw:layer="layout" svg:x1="15.725cm" svg:y1="8.913cm" svg:x2="15.947cm" svg:y2="8.913cm">
          <text:p/>
        </draw:line>
        <draw:line draw:style-name="gr9" draw:text-style-name="P2" draw:layer="layout" svg:x1="18.27cm" svg:y1="8.913cm" svg:x2="18.492cm" svg:y2="8.913cm">
          <text:p/>
        </draw:line>
        <draw:line draw:style-name="gr9" draw:text-style-name="P2" draw:layer="layout" svg:x1="19.286cm" svg:y1="8.913cm" svg:x2="19.508cm" svg:y2="8.913cm">
          <text:p/>
        </draw:line>
        <draw:line draw:style-name="gr9" draw:text-style-name="P2" draw:layer="layout" svg:x1="21.826cm" svg:y1="8.913cm" svg:x2="22.048cm" svg:y2="8.913cm">
          <text:p/>
        </draw:line>
        <draw:line draw:style-name="gr9" draw:text-style-name="P2" draw:layer="layout" svg:x1="23.346cm" svg:y1="8.913cm" svg:x2="23.568cm" svg:y2="8.913cm">
          <text:p/>
        </draw:line>
        <draw:line draw:style-name="gr9" draw:text-style-name="P2" draw:layer="layout" svg:x1="25.901cm" svg:y1="8.913cm" svg:x2="26.123cm" svg:y2="8.913cm">
          <text:p/>
        </draw:line>
        <draw:line draw:style-name="gr9" draw:text-style-name="P2" draw:layer="layout" svg:x1="26.917cm" svg:y1="8.913cm" svg:x2="27.139cm" svg:y2="8.913cm">
          <text:p/>
        </draw:line>
        <draw:line draw:style-name="gr9" draw:text-style-name="P2" draw:layer="layout" svg:x1="29.457cm" svg:y1="8.913cm" svg:x2="29.679cm" svg:y2="8.913cm">
          <text:p/>
        </draw:line>
        <draw:line draw:style-name="gr9" draw:text-style-name="P2" draw:layer="layout" svg:x1="30.977cm" svg:y1="8.913cm" svg:x2="31.199cm" svg:y2="8.913cm">
          <text:p/>
        </draw:line>
        <draw:line draw:style-name="gr9" draw:text-style-name="P2" draw:layer="layout" svg:x1="33.505cm" svg:y1="8.913cm" svg:x2="33.727cm" svg:y2="8.913cm">
          <text:p/>
        </draw:line>
        <draw:line draw:style-name="gr9" draw:text-style-name="P2" draw:layer="layout" svg:x1="34.521cm" svg:y1="8.913cm" svg:x2="34.743cm" svg:y2="8.9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1-17T22:37:07.750571000</dc:date>
    <meta:editing-duration>P4DT5H49M49S</meta:editing-duration>
    <meta:editing-cycles>154</meta:editing-cycles>
    <meta:generator>LibreOffice/5.1.6.2$MacOSX_X86_64 LibreOffice_project/07ac168c60a517dba0f0d7bc7540f5afa45f0909</meta:generator>
    <meta:document-statistic meta:object-count="139"/>
  </office:meta>
</office:document-meta>
</file>